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08cm" fo:min-width="2.07cm"/>
      <style:paragraph-properties style:writing-mode="lr-tb"/>
    </style:style>
    <style:style style:name="gr5" style:family="graphic" style:parent-style-name="standard">
      <style:graphic-properties draw:fill="solid" draw:fill-color="#3faf46" draw:textarea-horizontal-align="justify" draw:textarea-vertical-align="middle" draw:auto-grow-height="false" fo:min-height="1.703cm" fo:min-width="2.348cm"/>
      <style:paragraph-properties style:writing-mode="lr-tb"/>
    </style:style>
    <style:style style:name="gr6" style:family="graphic" style:parent-style-name="standard">
      <style:graphic-properties draw:fill="solid" draw:fill-color="#f10d0c" draw:textarea-horizontal-align="justify" draw:textarea-vertical-align="middle" draw:auto-grow-height="false" fo:min-height="1.703cm" fo:min-width="2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4.193cm"/>
      <style:paragraph-properties style:writing-mode="lr-tb"/>
    </style:style>
    <style:style style:name="gr8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8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7.6cm" fo:min-width="6.846cm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/>
      <style:paragraph-properties style:writing-mode="lr-tb"/>
    </style:style>
    <style:style style:name="gr13" style:family="graphic" style:parent-style-name="standard">
      <style:graphic-properties svg:stroke-width="0.1cm" svg:stroke-color="#c9211e" draw:marker-start="" draw:marker-start-width="0.35cm" draw:marker-end="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bf0041" draw:marker-start-width="0.35cm" draw:marker-end="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4cm"/>
      <style:paragraph-properties style:writing-mode="lr-tb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398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013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432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225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svg:stroke-width="0.1cm" svg:stroke-color="#bf0041" draw:marker-start="" draw:marker-start-width="0.3cm" draw:marker-end="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bf0041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bf0041" draw:marker-end="" draw:marker-end-width="0.3cm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bf0041" draw:marker-end="Arrow" draw:marker-end-width="0.3cm" draw:fill="solid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textarea-horizontal-align="justify" draw:textarea-vertical-align="middle" draw:auto-grow-height="false" fo:min-height="0.368cm" fo:min-width="0.7cm"/>
    </style:style>
    <style:style style:name="gr29" style:family="graphic" style:parent-style-name="objectwithoutfill">
      <style:graphic-properties svg:stroke-width="0.1cm" svg:stroke-color="#bf0041" draw:marker-end="" draw:marker-end-width="0.3cm" draw:fill="solid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3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c9211e" draw:marker-start-width="0.35cm" draw:marker-end="" draw:marker-end-width="0.35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fill="solid" draw:fill-color="#50938a" draw:textarea-horizontal-align="justify" draw:textarea-vertical-align="middle" draw:auto-grow-height="false" fo:min-height="0.086cm" fo:min-width="0cm"/>
    </style:style>
    <style:style style:name="gr34" style:family="graphic" style:parent-style-name="standard">
      <style:graphic-properties svg:stroke-width="0.1cm" svg:stroke-color="#c9211e" draw:marker-start-width="0.35cm" draw:marker-end-width="0.35cm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/>
      <style:paragraph-properties style:writing-mode="lr-tb"/>
    </style:style>
    <style:style style:name="gr3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solid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1.71cm" fo:min-width="9.599cm"/>
      <style:paragraph-properties style:writing-mode="lr-tb"/>
    </style:style>
    <style:style style:name="gr48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svg:stroke-width="0.2cm" draw:marker-start="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218cm"/>
      <style:paragraph-properties style:writing-mode="lr-tb"/>
    </style:style>
    <style:style style:name="gr51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52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svg:stroke-color="#666666" draw:marker-end="Arrow" draw:marker-end-width="0.3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faf46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1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50938a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2" draw:id="id22" draw:layer="layout" svg:width="11.725cm" svg:height="3.675cm" svg:x="11.96cm" svg:y="35.813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1"><text:span text:style-name="T1">Clock</text:span><text:span text:style-name="T1">s and </text:span><text:span text:style-name="T1">Reset</text:span><text:span text:style-name="T1">s </text:span><text:span text:style-name="T1">Gener</text:span><text:span text:style-name="T1">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5.48cm" svg:y1="41.736cm" svg:x2="30.945cm" svg:y2="41.752cm" draw:start-shape="id1" draw:start-glue-point="3" draw:end-shape="id2" draw:end-glue-point="7" svg:d="M45480 41736h-7267v16h-7268" svg:viewBox="0 0 14536 17">
          <text:p/>
        </draw:connector>
        <draw:connector draw:style-name="gr2" draw:text-style-name="P3" draw:layer="layout" svg:x1="4.131cm" svg:y1="30.51cm" svg:x2="4.148cm" svg:y2="39.184cm" draw:start-shape="id3" draw:end-shape="id4" draw:end-glue-point="0" svg:d="M4131 30510v4337h17v4337" svg:viewBox="0 0 18 8675">
          <text:p/>
        </draw:connector>
        <draw:g xml:id="id4" draw:id="id4">
          <draw:custom-shape draw:style-name="gr3" draw:text-style-name="P4" draw:layer="layout" svg:width="4.39cm" svg:height="4.532cm" svg:x="1.653cm" svg:y="39.1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1.953cm" svg:y="39.4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2.253cm" svg:y="39.784cm">
            <draw:glue-point draw:id="4" svg:x="4.997cm" svg:y="-2.483cm"/>
            <draw:glue-point draw:id="5" svg:x="4.997cm" svg:y="2.542cm"/>
            <text:p text:style-name="P1"><text:span text:style-name="T1">Result 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xml:id="id2" draw:id="id2" draw:layer="layout" svg:width="5.139cm" svg:height="3.714cm" svg:x="25.806cm" svg:y="39.895cm">
          <text:p text:style-name="P5"><text:span text:style-name="T2">==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643cm" svg:y1="41.75cm" svg:x2="25.806cm" svg:y2="41.752cm" draw:start-shape="id4" draw:start-glue-point="1" draw:end-shape="id2" draw:end-glue-point="5" svg:d="M6643 41750h9581v2h9582" svg:viewBox="0 0 19164 3">
          <text:p/>
        </draw:connector>
        <draw:custom-shape draw:style-name="gr5" draw:text-style-name="P6" xml:id="id23" draw:id="id23" draw:layer="layout" svg:width="4.026cm" svg:height="2.761cm" svg:x="26.35cm" svg:y="46.209cm">
          <text:p text:style-name="P5"><text:span text:style-name="T2">YES:</text:span></text:p>
          <text:p text:style-name="P5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4" draw:id="id24" draw:layer="layout" svg:width="4.026cm" svg:height="2.761cm" svg:x="26.357cm" svg:y="34.582cm">
          <text:p text:style-name="P5"><text:span text:style-name="T2">NO:</text:span></text:p>
          <text:p text:style-name="P5"><text:span text:style-name="T2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4.693cm" svg:height="1.571cm" svg:x="18.667cm" svg:y="7.161cm">
          <draw:text-box>
            <text:p text:style-name="P8"><text:span text:style-name="T3">CSR I/F</text:span></text:p>
          </draw:text-box>
        </draw:frame>
        <draw:connector draw:style-name="gr8" draw:text-style-name="P3" draw:layer="layout" svg:x1="17.777cm" svg:y1="6.042cm" svg:x2="17.799cm" svg:y2="11.025cm" draw:start-shape="id5" draw:start-glue-point="2" draw:end-shape="id6" draw:end-glue-point="0" svg:d="M17777 6042v2491h22v2492" svg:viewBox="0 0 23 4984">
          <text:p/>
        </draw:connector>
        <draw:frame draw:style-name="gr9" draw:text-style-name="P9" draw:layer="layout" svg:width="4.308cm" svg:height="3.083cm" svg:x="8.084cm" svg:y="11.648cm">
          <draw:text-box>
            <text:p text:style-name="P8"><text:span text:style-name="T3">DATA IN</text:span></text:p>
            <text:p text:style-name="P8"><text:span text:style-name="T3">AXI</text:span></text:p>
            <text:p text:style-name="P8"><text:span text:style-name="T3">STREAM </text:span></text:p>
          </draw:text-box>
        </draw:frame>
        <draw:frame draw:style-name="gr10" draw:text-style-name="P10" draw:layer="layout" svg:width="4.972cm" svg:height="0.962cm" svg:x="7.958cm" svg:y="18.055cm">
          <draw:text-box>
            <text:p text:style-name="P8"><text:span text:style-name="T4">read interrupt_o</text:span></text:p>
          </draw:text-box>
        </draw:frame>
        <draw:custom-shape draw:style-name="gr11" draw:text-style-name="P11" xml:id="id3" draw:id="id3" draw:layer="layout" svg:width="7.346cm" svg:height="17.85cm" svg:x="0.458cm" svg:y="12.66cm">
          <draw:glue-point draw:id="4" svg:x="5.001cm" svg:y="3.591cm"/>
          <draw:glue-point draw:id="5" svg:x="4.985cm" svg:y="-3.69cm"/>
          <text:p text:style-name="P1"><text:span text:style-name="T1">AXI Stream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" draw:id="id5" draw:layer="layout" svg:width="9.966cm" svg:height="4.939cm" svg:x="12.794cm" svg:y="1.103cm">
          <draw:glue-point draw:id="4" svg:x="2.175cm" svg:y="5.001cm"/>
          <text:p text:style-name="P1"><text:span text:style-name="T1">CSR 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47.031cm" svg:y1="27.003cm" svg:x2="44.775cm" svg:y2="26.965cm" draw:start-shape="id7" draw:start-glue-point="5" draw:end-shape="id8" draw:end-glue-point="7" svg:d="M47031 27003h-1127v-38h-1129" svg:viewBox="0 0 2257 39">
          <text:p/>
        </draw:connector>
        <draw:connector draw:style-name="gr14" draw:text-style-name="P3" draw:layer="layout" draw:line-skew="2.269cm" svg:x1="48.685cm" svg:y1="17.571cm" svg:x2="22.848cm" svg:y2="19.008cm" draw:start-shape="id9" draw:start-glue-point="9" draw:end-shape="id6" draw:end-glue-point="12" svg:d="M48685 17571h3091v1437h-28928" svg:viewBox="0 0 28929 1438">
          <text:p/>
        </draw:connector>
        <draw:connector draw:style-name="gr14" draw:text-style-name="P3" draw:layer="layout" svg:x1="22.848cm" svg:y1="26.017cm" svg:x2="42.383cm" svg:y2="36.51cm" draw:start-shape="id6" draw:start-glue-point="6" draw:end-shape="id10" draw:end-glue-point="5" svg:d="M22848 26017h19535v10493" svg:viewBox="0 0 19536 10494">
          <text:p/>
        </draw:connector>
        <draw:connector draw:style-name="gr15" draw:text-style-name="P3" draw:layer="layout" draw:line-skew="-0.76cm" svg:x1="48.71cm" svg:y1="27.671cm" svg:x2="52.159cm" svg:y2="32.99cm" draw:start-shape="id7" draw:start-glue-point="9" draw:end-shape="id11" draw:end-glue-point="3" svg:d="M48710 27671h1126v5319h2323" svg:viewBox="0 0 3450 5320">
          <text:p/>
        </draw:connector>
        <draw:connector draw:style-name="gr14" draw:text-style-name="P3" draw:layer="layout" draw:line-skew="3.403cm" svg:x1="22.848cm" svg:y1="16.024cm" svg:x2="41.456cm" svg:y2="7.475cm" draw:start-shape="id6" draw:start-glue-point="15" draw:end-shape="id12" draw:end-glue-point="7" svg:d="M22848 16024h12701v-8549h5907" svg:viewBox="0 0 18609 8550">
          <text:p/>
        </draw:connector>
        <draw:connector draw:style-name="gr14" draw:text-style-name="P3" draw:layer="layout" draw:line-skew="2.339cm" svg:x1="22.848cm" svg:y1="25.017cm" svg:x2="48.674cm" svg:y2="26.458cm" draw:start-shape="id6" draw:start-glue-point="5" draw:end-shape="id7" draw:end-glue-point="8" svg:d="M22848 25017h29023v1441h-3197" svg:viewBox="0 0 29024 1442">
          <text:p/>
        </draw:connector>
        <draw:connector draw:style-name="gr14" draw:text-style-name="P3" draw:layer="layout" svg:x1="22.833cm" svg:y1="14.994cm" svg:x2="41.42cm" svg:y2="3.367cm" draw:start-shape="id6" draw:start-glue-point="16" draw:end-shape="id13" draw:end-glue-point="7" svg:d="M22833 14994h9295v-11627h9292" svg:viewBox="0 0 18588 11628">
          <text:p/>
        </draw:connector>
        <draw:frame draw:style-name="gr16" draw:text-style-name="P9" xml:id="id17" draw:id="id17" draw:layer="layout" svg:width="4.041cm" svg:height="1.289cm" svg:x="49.798cm" svg:y="20.387cm">
          <draw:text-box>
            <text:p text:style-name="P8"><text:span text:style-name="T3">TX DATA</text:span></text:p>
          </draw:text-box>
        </draw:frame>
        <draw:frame draw:style-name="gr17" draw:text-style-name="P9" xml:id="id21" draw:id="id21" draw:layer="layout" svg:width="4.134cm" svg:height="1.289cm" svg:x="49.862cm" svg:y="22.375cm">
          <draw:text-box>
            <text:p text:style-name="P8"><text:span text:style-name="T3">RX DATA</text:span></text:p>
          </draw:text-box>
        </draw:frame>
        <draw:frame draw:style-name="gr18" draw:text-style-name="P12" xml:id="id18" draw:id="id18" draw:layer="layout" svg:width="2.998cm" svg:height="1.062cm" svg:x="51.502cm" svg:y="2.749cm">
          <draw:text-box>
            <text:p><text:span text:style-name="T5">tx fsync</text:span></text:p>
          </draw:text-box>
        </draw:frame>
        <draw:frame draw:style-name="gr19" draw:text-style-name="P12" xml:id="id14" draw:id="id14" draw:layer="layout" svg:width="2.613cm" svg:height="1.062cm" svg:x="51.521cm" svg:y="6.835cm">
          <draw:text-box>
            <text:p><text:span text:style-name="T5">tx bclk</text:span></text:p>
          </draw:text-box>
        </draw:frame>
        <draw:connector draw:style-name="gr20" draw:text-style-name="P3" draw:layer="layout" svg:x1="22.848cm" svg:y1="18.022cm" svg:x2="42.341cm" svg:y2="3.925cm" draw:start-shape="id6" draw:start-glue-point="13" draw:end-shape="id13" draw:end-glue-point="9" svg:d="M22848 18022h19493v-14097" svg:viewBox="0 0 19494 14098">
          <text:p/>
        </draw:connector>
        <draw:frame draw:style-name="gr21" draw:text-style-name="P12" xml:id="id16" draw:id="id16" draw:layer="layout" svg:width="3.032cm" svg:height="1.062cm" svg:x="51.045cm" svg:y="36.483cm">
          <draw:text-box>
            <text:p><text:span text:style-name="T5">rx fsync</text:span></text:p>
          </draw:text-box>
        </draw:frame>
        <draw:frame draw:style-name="gr22" draw:text-style-name="P12" xml:id="id11" draw:id="id11" draw:layer="layout" svg:width="2.825cm" svg:height="1.062cm" svg:x="52.159cm" svg:y="32.459cm">
          <draw:text-box>
            <text:p><text:span text:style-name="T5">rx <text:s/>bclk</text:span></text:p>
          </draw:text-box>
        </draw:frame>
        <draw:connector draw:style-name="gr23" draw:text-style-name="P3" draw:layer="layout" svg:x1="51.521cm" svg:y1="7.366cm" svg:x2="43.309cm" svg:y2="7.392cm" draw:start-shape="id14" draw:start-glue-point="3" draw:end-shape="id12" draw:end-glue-point="4" svg:d="M51521 7366h-4106v26h-4106" svg:viewBox="0 0 8213 27">
          <text:p/>
        </draw:connector>
        <draw:connector draw:style-name="gr24" draw:text-style-name="P3" draw:layer="layout" draw:line-skew="0.304cm" svg:x1="48.71cm" svg:y1="27.671cm" svg:x2="43.267cm" svg:y2="32.961cm" draw:start-shape="id7" draw:start-glue-point="9" draw:end-shape="id15" draw:end-glue-point="4" svg:d="M48710 27671h1126v5290h-6569" svg:viewBox="0 0 6570 5291">
          <text:p/>
        </draw:connector>
        <draw:connector draw:style-name="gr25" draw:text-style-name="P3" draw:layer="layout" svg:x1="43.303cm" svg:y1="37.069cm" svg:x2="51.045cm" svg:y2="37.014cm" draw:start-shape="id10" draw:start-glue-point="4" draw:end-shape="id16" draw:end-glue-point="3" svg:d="M43303 37069h3871v-55h3871" svg:viewBox="0 0 7743 56">
          <text:p/>
        </draw:connector>
        <draw:connector draw:style-name="gr26" draw:text-style-name="P13" draw:layer="layout" draw:line-skew="1.742cm" svg:x1="43.273cm" svg:y1="3.284cm" svg:x2="22.833cm" svg:y2="13.994cm" draw:start-shape="id13" draw:start-glue-point="4" draw:end-shape="id6" draw:end-glue-point="17" svg:d="M43273 3284h2242v10710h-22682" svg:viewBox="0 0 22683 10711">
          <text:p/>
        </draw:connector>
        <draw:connector draw:style-name="gr27" draw:text-style-name="P3" draw:layer="layout" svg:x1="22.848cm" svg:y1="19.979cm" svg:x2="49.798cm" svg:y2="21.031cm" draw:start-shape="id6" draw:start-glue-point="11" draw:end-shape="id17" draw:end-glue-point="3" svg:d="M22848 19979h13476v1052h13474" svg:viewBox="0 0 26951 1053">
          <text:p/>
        </draw:connector>
        <draw:connector draw:style-name="gr26" draw:text-style-name="P13" draw:layer="layout" svg:x1="43.303cm" svg:y1="37.069cm" svg:x2="22.848cm" svg:y2="30.013cm" draw:start-shape="id10" draw:start-glue-point="4" draw:end-shape="id6" draw:end-glue-point="10" svg:d="M43303 37069h500v-7056h-20955" svg:viewBox="0 0 20956 7057">
          <text:p/>
        </draw:connector>
        <draw:custom-shape draw:style-name="gr28" draw:text-style-name="P3" xml:id="id13" draw:id="id13" draw:layer="layout" svg:width="2.4cm" svg:height="1.852cm" draw:transform="skewX (-0.0544542726622231) rotate (-1.58039563768087) translate (43.284cm 2.0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3" xml:id="id12" draw:id="id12" draw:layer="layout" svg:width="2.4cm" svg:height="1.852cm" draw:transform="skewX (-0.0544542726622231) rotate (-1.58039563768087) translate (43.32cm 6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13" draw:layer="layout" svg:x1="43.273cm" svg:y1="3.284cm" svg:x2="51.502cm" svg:y2="3.28cm" draw:start-shape="id13" draw:start-glue-point="4" draw:end-shape="id18" draw:end-glue-point="3" svg:d="M43273 3284h4115v-4h4114" svg:viewBox="0 0 8230 5">
          <text:p/>
        </draw:connector>
        <draw:g xml:id="id19" draw:id="id19">
          <draw:custom-shape draw:style-name="gr30" draw:text-style-name="P3" xml:id="id9" draw:id="id9" draw:layer="layout" svg:width="2cm" svg:height="2.3cm" draw:transform="rotate (-3.14159265358979) translate (49.005cm 18.053cm)">
            <draw:glue-point draw:id="8" svg:x="3.22cm" svg:y="-2.373cm"/>
            <draw:glue-point draw:id="9" svg:x="3.4cm" svg:y="2.908cm"/>
            <text:p/>
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path draw:style-name="gr31" draw:text-style-name="P14" draw:layer="layout" svg:width="1.602cm" svg:height="1.392cm" draw:transform="rotate (2.32966548556203) translate (49.2619999999715cm 17.968000000027cm)" svg:viewBox="0 0 1603 1393" svg:d="M0 0c1227 0 1603 1393 1603 1393">
            <text:p/>
          </draw:path>
        </draw:g>
        <draw:connector draw:style-name="gr29" draw:text-style-name="P13" draw:layer="layout" draw:line-skew="0.285cm" svg:x1="43.309cm" svg:y1="7.392cm" svg:x2="48.649cm" svg:y2="16.358cm" draw:start-shape="id12" draw:start-glue-point="4" draw:end-shape="id9" draw:end-glue-point="8" svg:d="M43309 7392h6483v8966h-1143" svg:viewBox="0 0 6484 8967">
          <text:p/>
        </draw:connector>
        <draw:connector draw:style-name="gr32" draw:text-style-name="P3" draw:layer="layout" svg:x1="47.005cm" svg:y1="16.903cm" svg:x2="44.773cm" svg:y2="16.943cm" draw:start-shape="id19" draw:start-glue-point="3" draw:end-shape="id20" draw:end-glue-point="7" svg:d="M47005 16903h-1115v40h-1117" svg:viewBox="0 0 2233 41">
          <text:p/>
        </draw:connector>
        <draw:g>
          <draw:custom-shape draw:style-name="gr30" draw:text-style-name="P3" xml:id="id7" draw:id="id7" draw:layer="layout" svg:width="2cm" svg:height="2.3cm" draw:transform="rotate (-3.14159265358979) translate (49.03cm 28.153cm)">
            <draw:glue-point draw:id="8" svg:x="3.22cm" svg:y="-2.373cm"/>
            <draw:glue-point draw:id="9" svg:x="3.4cm" svg:y="2.908cm"/>
            <text:p/>
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path draw:style-name="gr31" draw:text-style-name="P14" draw:layer="layout" svg:width="1.602cm" svg:height="1.392cm" draw:transform="rotate (2.32966548556203) translate (49.2869999999715cm 28.068000000027cm)" svg:viewBox="0 0 1603 1393" svg:d="M0 0c1227 0 1603 1393 1603 1393">
            <text:p/>
          </draw:path>
        </draw:g>
        <draw:custom-shape draw:style-name="gr28" draw:text-style-name="P3" xml:id="id15" draw:id="id15" draw:layer="layout" svg:width="2.4cm" svg:height="1.852cm" draw:transform="skewX (-0.0544542726622231) rotate (-1.58039563768087) translate (43.278cm 31.7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3" xml:id="id10" draw:id="id10" draw:layer="layout" svg:width="2.4cm" svg:height="1.852cm" draw:transform="skewX (-0.0544542726622231) rotate (-1.58039563768087) translate (43.314cm 35.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5" xml:id="id20" draw:id="id20" draw:layer="layout" svg:width="0.767cm" svg:height="1.015cm" draw:transform="skewX (-0.0649262481741891) rotate (-1.58039563768087) translate (44.774cm 16.63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4" draw:text-style-name="P3" draw:layer="layout" svg:x1="43.757cm" svg:y1="17.019cm" svg:x2="22.848cm" svg:y2="17.007cm" draw:start-shape="id20" draw:start-glue-point="4" draw:end-shape="id6" draw:end-glue-point="14" svg:d="M43757 17019h-10455v-12h-10454" svg:viewBox="0 0 20910 13">
          <text:p/>
        </draw:connector>
        <draw:custom-shape draw:style-name="gr33" draw:text-style-name="P15" xml:id="id8" draw:id="id8" draw:layer="layout" svg:width="0.767cm" svg:height="1.015cm" draw:transform="skewX (-0.0649262481741891) rotate (-1.58039563768087) translate (44.776cm 26.65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4" draw:text-style-name="P3" draw:layer="layout" svg:x1="43.759cm" svg:y1="27.041cm" svg:x2="22.848cm" svg:y2="27.016cm" draw:start-shape="id8" draw:start-glue-point="4" draw:end-shape="id6" draw:end-glue-point="7" svg:d="M43759 27041h-10456v-25h-10455" svg:viewBox="0 0 20912 26">
          <text:p/>
        </draw:connector>
        <draw:frame draw:style-name="gr35" draw:text-style-name="P16" draw:layer="layout" svg:width="3.326cm" svg:height="0.962cm" svg:x="22.89cm" svg:y="12.904cm">
          <draw:text-box>
            <text:p>btxfsync_i</text:p>
          </draw:text-box>
        </draw:frame>
        <draw:frame draw:style-name="gr36" draw:text-style-name="P16" draw:layer="layout" svg:width="4.2cm" svg:height="0.962cm" svg:x="22.764cm" svg:y="18.234cm">
          <draw:text-box>
            <text:p>btxclkpol_o</text:p>
          </draw:text-box>
        </draw:frame>
        <draw:connector draw:style-name="gr37" draw:text-style-name="P3" draw:layer="layout" draw:line-skew="2.483cm" svg:x1="22.848cm" svg:y1="28.015cm" svg:x2="41.414cm" svg:y2="33.044cm" draw:start-shape="id6" draw:start-glue-point="8" draw:end-shape="id15" draw:end-glue-point="7" svg:d="M22848 28015h11760v5029h6806" svg:viewBox="0 0 18567 5030">
          <text:p/>
        </draw:connector>
        <draw:connector draw:style-name="gr37" draw:text-style-name="P3" draw:layer="layout" svg:x1="22.848cm" svg:y1="29.014cm" svg:x2="41.45cm" svg:y2="37.152cm" draw:start-shape="id6" draw:start-glue-point="9" draw:end-shape="id10" draw:end-glue-point="7" svg:d="M22848 29014h9295v8138h9307" svg:viewBox="0 0 18603 8139">
          <text:p/>
        </draw:connector>
        <draw:frame draw:style-name="gr38" draw:text-style-name="P16" draw:layer="layout" svg:width="2.97cm" svg:height="0.962cm" svg:x="22.871cm" svg:y="16.165cm">
          <draw:text-box>
            <text:p>btxclk_i</text:p>
          </draw:text-box>
        </draw:frame>
        <draw:frame draw:style-name="gr39" draw:text-style-name="P16" draw:layer="layout" svg:width="3.004cm" svg:height="0.962cm" svg:x="22.912cm" svg:y="26.175cm">
          <draw:text-box>
            <text:p>brxclk_i</text:p>
          </draw:text-box>
        </draw:frame>
        <draw:frame draw:style-name="gr40" draw:text-style-name="P16" draw:layer="layout" svg:width="3.393cm" svg:height="0.962cm" svg:x="22.934cm" svg:y="27.047cm">
          <draw:text-box>
            <text:p>mrxclk_o</text:p>
          </draw:text-box>
        </draw:frame>
        <draw:frame draw:style-name="gr41" draw:text-style-name="P16" draw:layer="layout" svg:width="3.923cm" svg:height="0.962cm" svg:x="22.883cm" svg:y="28.024cm">
          <draw:text-box>
            <text:p>brxfsync_o</text:p>
          </draw:text-box>
        </draw:frame>
        <draw:frame draw:style-name="gr42" draw:text-style-name="P16" draw:layer="layout" svg:width="3.36cm" svg:height="0.962cm" svg:x="22.855cm" svg:y="15.061cm">
          <draw:text-box>
            <text:p>mtxclk_o</text:p>
          </draw:text-box>
        </draw:frame>
        <draw:frame draw:style-name="gr43" draw:text-style-name="P16" draw:layer="layout" svg:width="3.889cm" svg:height="0.962cm" svg:x="22.87cm" svg:y="14.066cm">
          <draw:text-box>
            <text:p>btxfsync_o</text:p>
          </draw:text-box>
        </draw:frame>
        <draw:frame draw:style-name="gr42" draw:text-style-name="P16" draw:layer="layout" svg:width="3.36cm" svg:height="0.962cm" svg:x="22.96cm" svg:y="28.974cm">
          <draw:text-box>
            <text:p>brxfsync i</text:p>
          </draw:text-box>
        </draw:frame>
        <draw:frame draw:style-name="gr44" draw:text-style-name="P16" draw:layer="layout" svg:width="4.202cm" svg:height="0.962cm" svg:x="22.834cm" svg:y="24.174cm">
          <draw:text-box>
            <text:p>brxclkpol_o</text:p>
          </draw:text-box>
        </draw:frame>
        <draw:frame draw:style-name="gr42" draw:text-style-name="P16" draw:layer="layout" svg:width="3.36cm" svg:height="0.962cm" svg:x="22.796cm" svg:y="17.212cm">
          <draw:text-box>
            <text:p>btxtrictr_o</text:p>
          </draw:text-box>
        </draw:frame>
        <draw:frame draw:style-name="gr42" draw:text-style-name="P16" draw:layer="layout" svg:width="3.36cm" svg:height="0.962cm" svg:x="22.913cm" svg:y="25.135cm">
          <draw:text-box>
            <text:p>brxtrictr_o</text:p>
          </draw:text-box>
        </draw:frame>
        <draw:line draw:style-name="gr45" draw:text-style-name="P13" draw:layer="layout" svg:x1="12.774cm" svg:y1="18.965cm" svg:x2="7.652cm" svg:y2="18.965cm">
          <text:p/>
        </draw:line>
        <draw:line draw:style-name="gr45" draw:text-style-name="P13" draw:layer="layout" svg:x1="12.775cm" svg:y1="24.065cm" svg:x2="7.653cm" svg:y2="24.065cm">
          <text:p/>
        </draw:line>
        <draw:frame draw:style-name="gr46" draw:text-style-name="P10" draw:layer="layout" svg:width="5.044cm" svg:height="0.962cm" svg:x="7.825cm" svg:y="23.921cm">
          <draw:text-box>
            <text:p text:style-name="P8"><text:span text:style-name="T4">write interrupt_o</text:span></text:p>
          </draw:text-box>
        </draw:frame>
        <draw:custom-shape draw:style-name="gr47" draw:text-style-name="P17" xml:id="id6" draw:id="id6" draw:layer="layout" svg:width="10.099cm" svg:height="21.96cm" svg:x="12.7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7"><text:span text:style-name="T6">Iob-eth</text:span><text:span text:style-name="T6"><text:line-break/></text:span><text:span text:style-name="T6">(placeholder)</text:span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svg:x1="22.833cm" svg:y1="24.003cm" svg:x2="49.862cm" svg:y2="23.019cm" draw:start-shape="id6" draw:start-glue-point="4" draw:end-shape="id21" draw:end-glue-point="3" svg:d="M22833 24003h13523v-984h13506" svg:viewBox="0 0 27030 985">
          <text:p/>
        </draw:connector>
        <draw:connector draw:style-name="gr48" draw:text-style-name="P3" draw:layer="layout" svg:x1="17.822cm" svg:y1="35.813cm" svg:x2="17.799cm" svg:y2="32.985cm" draw:start-shape="id22" draw:start-glue-point="0" draw:end-shape="id6" draw:end-glue-point="2" svg:d="M17822 35813v-1414h-23v-1414" svg:viewBox="0 0 24 2829">
          <text:p/>
        </draw:connector>
        <draw:frame draw:style-name="gr44" draw:text-style-name="P16" draw:layer="layout" svg:width="4.202cm" svg:height="0.962cm" svg:x="22.834cm" svg:y="22.974cm">
          <draw:text-box>
            <text:p>brxsdata_i</text:p>
          </draw:text-box>
        </draw:frame>
        <draw:frame draw:style-name="gr44" draw:text-style-name="P16" draw:layer="layout" svg:width="4.202cm" svg:height="0.962cm" svg:x="22.834cm" svg:y="19.074cm">
          <draw:text-box>
            <text:p>btxsdata_o</text:p>
          </draw:text-box>
        </draw:frame>
        <draw:connector draw:style-name="gr48" draw:text-style-name="P3" draw:layer="layout" svg:x1="7.792cm" svg:y1="14.999cm" svg:x2="12.805cm" svg:y2="15.042cm" draw:start-shape="id3" draw:start-glue-point="5" draw:end-shape="id6" draw:end-glue-point="18" svg:d="M7792 14999h2485v43h2528" svg:viewBox="0 0 5014 44">
          <text:p/>
        </draw:connector>
        <draw:connector draw:style-name="gr49" draw:text-style-name="P3" draw:layer="layout" svg:x1="12.75cm" svg:y1="28.044cm" svg:x2="7.804cm" svg:y2="27.994cm" draw:start-shape="id6" draw:start-glue-point="19" draw:end-shape="id3" draw:end-glue-point="4" svg:d="M12750 28044h-2473v-50h-2473" svg:viewBox="0 0 4947 51">
          <text:p/>
        </draw:connector>
        <draw:frame draw:style-name="gr50" draw:text-style-name="P9" draw:layer="layout" svg:width="4.718cm" svg:height="3.083cm" svg:x="8.084cm" svg:y="28.349cm">
          <draw:text-box>
            <text:p text:style-name="P8"><text:span text:style-name="T3">DATA OUT</text:span></text:p>
            <text:p text:style-name="P8"><text:span text:style-name="T3">AXI</text:span></text:p>
            <text:p text:style-name="P8"><text:span text:style-name="T3">STREAM </text:span></text:p>
          </draw:text-box>
        </draw:frame>
        <draw:g xml:id="id1" draw:id="id1">
          <draw:custom-shape draw:style-name="gr3" draw:text-style-name="P4" draw:layer="layout" svg:width="4.39cm" svg:height="4.532cm" svg:x="45.48cm" svg:y="39.1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45.78cm" svg:y="39.4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46.08cm" svg:y="39.77cm">
            <draw:glue-point draw:id="4" svg:x="4.997cm" svg:y="-2.483cm"/>
            <draw:glue-point draw:id="5" svg:x="4.997cm" svg:y="2.542cm"/>
            <text:p text:style-name="P1"><text:span text:style-name="T1">Expected</text:span></text:p>
            <text:p text:style-name="P1"><text:span text:style-name="T1">Result 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1" draw:text-style-name="P13" draw:layer="layout" svg:x1="28.376cm" svg:y1="43.609cm" svg:x2="28.363cm" svg:y2="46.209cm" draw:start-shape="id2" draw:start-glue-point="6" draw:end-shape="id23" draw:end-glue-point="4" svg:d="M28376 43609v1300h-13v1300" svg:viewBox="0 0 14 2601">
          <text:p/>
        </draw:connector>
        <draw:connector draw:style-name="gr51" draw:text-style-name="P13" draw:layer="layout" svg:x1="28.376cm" svg:y1="39.895cm" svg:x2="28.37cm" svg:y2="37.343cm" draw:start-shape="id2" draw:start-glue-point="4" draw:end-shape="id24" draw:end-glue-point="8" svg:d="M28376 39895v-1276h-6v-1276" svg:viewBox="0 0 7 2553">
          <text:p/>
        </draw:connector>
        <draw:connector draw:style-name="gr52" draw:text-style-name="P13" draw:layer="layout" draw:line-skew="1.02cm" svg:x1="53.839cm" svg:y1="21.031cm" svg:x2="53.996cm" svg:y2="23.019cm" draw:start-shape="id17" draw:start-glue-point="1" draw:end-shape="id21" draw:end-glue-point="1" svg:d="M53839 21031h1677v1988h-1520" svg:viewBox="0 0 1678 1989">
          <text:p/>
        </draw:connector>
        <draw:connector draw:style-name="gr53" draw:text-style-name="P13" draw:layer="layout" draw:line-skew="1.052cm" svg:x1="54.134cm" svg:y1="7.366cm" svg:x2="54.984cm" svg:y2="32.99cm" draw:start-shape="id14" draw:start-glue-point="1" draw:end-shape="id11" draw:end-glue-point="1" svg:d="M54134 7366h2402v25624h-1552" svg:viewBox="0 0 2403 25625">
          <text:p/>
        </draw:connector>
        <draw:connector draw:style-name="gr53" draw:text-style-name="P13" draw:layer="layout" draw:line-skew="2.5cm" svg:x1="54.5cm" svg:y1="3.28cm" svg:x2="54.077cm" svg:y2="37.014cm" draw:start-shape="id18" draw:start-glue-point="1" draw:end-shape="id16" draw:end-glue-point="1" svg:d="M54500 3280h3000v33734h-3423" svg:viewBox="0 0 3424 33735">
          <text:p/>
        </draw:connector>
        <draw:g xml:id="id25" draw:id="id25">
          <draw:custom-shape draw:style-name="gr3" draw:text-style-name="P4" draw:layer="layout" svg:width="4.39cm" svg:height="4.532cm" svg:x="1.653cm" svg:y="1.0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1.953cm" svg:y="1.3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2.253cm" svg:y="1.684cm">
            <draw:glue-point draw:id="4" svg:x="4.997cm" svg:y="-2.483cm"/>
            <draw:glue-point draw:id="5" svg:x="4.997cm" svg:y="2.542cm"/>
            <text:p text:style-name="P1"><text:span text:style-name="T1">Data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3" draw:layer="layout" svg:x1="4.148cm" svg:y1="6.216cm" svg:x2="4.157cm" svg:y2="12.934cm" draw:start-shape="id25" draw:start-glue-point="2" svg:d="M4148 6216v3610h9v3108" svg:viewBox="0 0 10 67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3-06-06T11:30:56.581622790</dc:date>
    <meta:editing-duration>PT19H33M</meta:editing-duration>
    <meta:editing-cycles>63</meta:editing-cycles>
    <meta:generator>LibreOffice/6.4.7.2$Linux_X86_64 LibreOffice_project/40$Build-2</meta:generator>
    <meta:document-statistic meta:object-count="93"/>
  </office:meta>
</office:document-meta>
</file>